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83.98mm"/>
    </style:style>
    <style:style style:name="co3" style:family="table-column">
      <style:table-column-properties fo:break-before="auto" style:column-width="34.1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19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3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Admission Date</text:p>
          </table:table-cell>
          <table:table-cell office:value-type="string" calcext:value-type="string">
            <text:p>Company Name</text:p>
          </table:table-cell>
          <table:table-cell office:value-type="string" calcext:value-type="string">
            <text:p>ICB Industry</text:p>
          </table:table-cell>
          <table:table-cell office:value-type="string" calcext:value-type="string">
            <text:p>ICB Super-Sector</text:p>
          </table:table-cell>
          <table:table-cell office:value-type="string" calcext:value-type="string">
            <text:p>Country of Incorporation</text:p>
          </table:table-cell>
          <table:table-cell office:value-type="string" calcext:value-type="string">
            <text:p>World Region</text:p>
          </table:table-cell>
          <table:table-cell office:value-type="string" calcext:value-type="string">
            <text:p>Market</text:p>
          </table:table-cell>
          <table:table-cell office:value-type="string" calcext:value-type="string">
            <text:p>International Issuer</text:p>
          </table:table-cell>
          <table:table-cell office:value-type="string" calcext:value-type="string">
            <text:p>Company Market Cap (£m)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53-03-13" calcext:value-type="date">
            <text:p>13/03/53</text:p>
          </table:table-cell>
          <table:table-cell office:value-type="string" calcext:value-type="string">
            <text:p>4IMPRINT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603.84" calcext:value-type="float">
            <text:p>603.8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2-05-01" calcext:value-type="date">
            <text:p>01/05/02</text:p>
          </table:table-cell>
          <table:table-cell office:value-type="string" calcext:value-type="string">
            <text:p>AEOREMA COMMUNICATION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2.67" calcext:value-type="float">
            <text:p>2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2-09" calcext:value-type="date">
            <text:p>09/02/16</text:p>
          </table:table-cell>
          <table:table-cell office:value-type="string" calcext:value-type="string">
            <text:p>ASCENTIAL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726.22" calcext:value-type="float">
            <text:p>1726.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5-12-12" calcext:value-type="date">
            <text:p>12/12/05</text:p>
          </table:table-cell>
          <table:table-cell office:value-type="string" calcext:value-type="string">
            <text:p>AUDIOBOOM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28.16" calcext:value-type="float">
            <text:p>28.1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5-03-24" calcext:value-type="date">
            <text:p>24/03/15</text:p>
          </table:table-cell>
          <table:table-cell office:value-type="string" calcext:value-type="string">
            <text:p>AUTO TRADER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4258.15" calcext:value-type="float">
            <text:p>4258.1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5-10" calcext:value-type="date">
            <text:p>10/05/16</text:p>
          </table:table-cell>
          <table:table-cell office:value-type="string" calcext:value-type="string">
            <text:p>BE HEARD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4-06-23" calcext:value-type="date">
            <text:p>23/06/94</text:p>
          </table:table-cell>
          <table:table-cell office:value-type="string" calcext:value-type="string">
            <text:p>BLOOMSBURY PUBLISHING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70.24" calcext:value-type="float">
            <text:p>170.2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1-10-03" calcext:value-type="date">
            <text:p>03/10/01</text:p>
          </table:table-cell>
          <table:table-cell office:value-type="string" calcext:value-type="string">
            <text:p>BONHILL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27.44" calcext:value-type="float">
            <text:p>27.4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5-09-02" calcext:value-type="date">
            <text:p>02/09/05</text:p>
          </table:table-cell>
          <table:table-cell office:value-type="string" calcext:value-type="string">
            <text:p>CATALYST MEDIA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6.3" calcext:value-type="float">
            <text:p>16.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3-07-01" calcext:value-type="date">
            <text:p>01/07/03</text:p>
          </table:table-cell>
          <table:table-cell office:value-type="string" calcext:value-type="string">
            <text:p>CATENAE INNOVATION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.96" calcext:value-type="float">
            <text:p>1.9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5-09-21" calcext:value-type="date">
            <text:p>21/09/05</text:p>
          </table:table-cell>
          <table:table-cell office:value-type="string" calcext:value-type="string">
            <text:p>CELLCAST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.32" calcext:value-type="float">
            <text:p>1.3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11-09" calcext:value-type="date">
            <text:p>09/11/04</text:p>
          </table:table-cell>
          <table:table-cell office:value-type="string" calcext:value-type="string">
            <text:p>CELLO HEALTH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39.27" calcext:value-type="float">
            <text:p>139.2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12-17" calcext:value-type="date">
            <text:p>17/12/04</text:p>
          </table:table-cell>
          <table:table-cell office:value-type="string" calcext:value-type="string">
            <text:p>CENTAUR MEDI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64.28" calcext:value-type="float">
            <text:p>64.28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32-11-11" calcext:value-type="date">
            <text:p>11/11/32</text:p>
          </table:table-cell>
          <table:table-cell office:value-type="string" calcext:value-type="string">
            <text:p>DAILY MAIL &amp; GENERAL TRUST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2543.94" calcext:value-type="float">
            <text:p>2543.9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6-02-23" calcext:value-type="date">
            <text:p>23/02/06</text:p>
          </table:table-cell>
          <table:table-cell office:value-type="string" calcext:value-type="string">
            <text:p>DCD MEDI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4.26" calcext:value-type="float">
            <text:p>14.2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3-03-31" calcext:value-type="date">
            <text:p>31/03/03</text:p>
          </table:table-cell>
          <table:table-cell office:value-type="string" calcext:value-type="string">
            <text:p>DODS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6.56" calcext:value-type="float">
            <text:p>36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0-05-05" calcext:value-type="date">
            <text:p>05/05/00</text:p>
          </table:table-cell>
          <table:table-cell office:value-type="string" calcext:value-type="string">
            <text:p>EBIQUITY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5.33" calcext:value-type="float">
            <text:p>35.3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0-07-15" calcext:value-type="date">
            <text:p>15/07/10</text:p>
          </table:table-cell>
          <table:table-cell office:value-type="string" calcext:value-type="string">
            <text:p>ENTERTAINMENT ONE LTD.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Yes</text:p>
          </table:table-cell>
          <table:table-cell office:value-type="float" office:value="1693.04" calcext:value-type="float">
            <text:p>1693.04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0-01-22" calcext:value-type="date">
            <text:p>22/01/90</text:p>
          </table:table-cell>
          <table:table-cell office:value-type="string" calcext:value-type="string">
            <text:p>EUROMONEY INSTITUTIONAL INVESTOR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406.22" calcext:value-type="float">
            <text:p>1406.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9-06-25" calcext:value-type="date">
            <text:p>25/06/99</text:p>
          </table:table-cell>
          <table:table-cell office:value-type="string" calcext:value-type="string">
            <text:p>FUTURE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345.5" calcext:value-type="float">
            <text:p>345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12-22" calcext:value-type="date">
            <text:p>22/12/14</text:p>
          </table:table-cell>
          <table:table-cell office:value-type="string" calcext:value-type="string">
            <text:p>GFINITY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2.21" calcext:value-type="float">
            <text:p>32.2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9-06-25" calcext:value-type="date">
            <text:p>25/06/09</text:p>
          </table:table-cell>
          <table:table-cell office:value-type="string" calcext:value-type="string">
            <text:p>GLOBALDAT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747.07" calcext:value-type="float">
            <text:p>747.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3" calcext:value-type="date">
            <text:p>03/11/16</text:p>
          </table:table-cell>
          <table:table-cell office:value-type="string" calcext:value-type="string">
            <text:p>GOCOMPARE.COM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428.4" calcext:value-type="float">
            <text:p>428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1-10" calcext:value-type="date">
            <text:p>10/01/17</text:p>
          </table:table-cell>
          <table:table-cell office:value-type="string" calcext:value-type="string">
            <text:p>GRAND VISION MEDIA HOLDING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26.48" calcext:value-type="float">
            <text:p>26.4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7-10-25" calcext:value-type="date">
            <text:p>25/10/07</text:p>
          </table:table-cell>
          <table:table-cell office:value-type="string" calcext:value-type="string">
            <text:p>GRUPO CLARIN S.A.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Latin America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6-11-07" calcext:value-type="date">
            <text:p>07/11/96</text:p>
          </table:table-cell>
          <table:table-cell office:value-type="string" calcext:value-type="string">
            <text:p>HAYNES PUBLISHING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3.38" calcext:value-type="float">
            <text:p>13.38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86-08-04" calcext:value-type="date">
            <text:p>04/08/86</text:p>
          </table:table-cell>
          <table:table-cell office:value-type="string" calcext:value-type="string">
            <text:p>HUNTSWORTH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405.73" calcext:value-type="float">
            <text:p>405.7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3-12-12" calcext:value-type="date">
            <text:p>12/12/03</text:p>
          </table:table-cell>
          <table:table-cell office:value-type="string" calcext:value-type="string">
            <text:p>IMMEDIA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4.44" calcext:value-type="float">
            <text:p>4.44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73-09-21" calcext:value-type="date">
            <text:p>21/09/73</text:p>
          </table:table-cell>
          <table:table-cell office:value-type="string" calcext:value-type="string">
            <text:p>INDEPENDENT NEWS &amp; MEDI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Yes</text:p>
          </table:table-cell>
          <table:table-cell office:value-type="float" office:value="102.4" calcext:value-type="float">
            <text:p>102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30" calcext:value-type="date">
            <text:p>30/05/14</text:p>
          </table:table-cell>
          <table:table-cell office:value-type="string" calcext:value-type="string">
            <text:p>INFORM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9542.21" calcext:value-type="float">
            <text:p>9542.21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8-03-17" calcext:value-type="date">
            <text:p>17/03/98</text:p>
          </table:table-cell>
          <table:table-cell office:value-type="string" calcext:value-type="string">
            <text:p>ITE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620.73" calcext:value-type="float">
            <text:p>620.7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02-02" calcext:value-type="date">
            <text:p>02/02/04</text:p>
          </table:table-cell>
          <table:table-cell office:value-type="string" calcext:value-type="string">
            <text:p>ITV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6466.82" calcext:value-type="float">
            <text:p>6466.8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6-10-26" calcext:value-type="date">
            <text:p>26/10/06</text:p>
          </table:table-cell>
          <table:table-cell office:value-type="string" calcext:value-type="string">
            <text:p>JAYWING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8.67" calcext:value-type="float">
            <text:p>18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88-04-29" calcext:value-type="date">
            <text:p>29/04/88</text:p>
          </table:table-cell>
          <table:table-cell office:value-type="string" calcext:value-type="string">
            <text:p>JOHNSTON PRES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4.28" calcext:value-type="float">
            <text:p>4.2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1-08-15" calcext:value-type="date">
            <text:p>15/08/01</text:p>
          </table:table-cell>
          <table:table-cell office:value-type="string" calcext:value-type="string">
            <text:p>LIVE COMPANY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41.41" calcext:value-type="float">
            <text:p>41.4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7-11" calcext:value-type="date">
            <text:p>11/07/14</text:p>
          </table:table-cell>
          <table:table-cell office:value-type="string" calcext:value-type="string">
            <text:p>MATOMY MEDIA GROUP LTD.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Yes</text:p>
          </table:table-cell>
          <table:table-cell office:value-type="float" office:value="32.41" calcext:value-type="float">
            <text:p>32.4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10-07" calcext:value-type="date">
            <text:p>07/10/04</text:p>
          </table:table-cell>
          <table:table-cell office:value-type="string" calcext:value-type="string">
            <text:p>MBL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0.67" calcext:value-type="float">
            <text:p>0.6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07-14" calcext:value-type="date">
            <text:p>14/07/04</text:p>
          </table:table-cell>
          <table:table-cell office:value-type="string" calcext:value-type="string">
            <text:p>M&amp;C SAATCHI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14.17" calcext:value-type="float">
            <text:p>314.1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5-02-22" calcext:value-type="date">
            <text:p>22/02/05</text:p>
          </table:table-cell>
          <table:table-cell office:value-type="string" calcext:value-type="string">
            <text:p>MEDIAZEST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.35" calcext:value-type="float">
            <text:p>1.3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7-11-14" calcext:value-type="date">
            <text:p>14/11/07</text:p>
          </table:table-cell>
          <table:table-cell office:value-type="string" calcext:value-type="string">
            <text:p>MINDS + MACHINES GROUP LIMITED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Yes</text:p>
          </table:table-cell>
          <table:table-cell office:value-type="float" office:value="56.16" calcext:value-type="float">
            <text:p>56.1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12-21" calcext:value-type="date">
            <text:p>21/12/04</text:p>
          </table:table-cell>
          <table:table-cell office:value-type="string" calcext:value-type="string">
            <text:p>MIRAD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.96" calcext:value-type="float">
            <text:p>1.9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12-19" calcext:value-type="date">
            <text:p>19/12/17</text:p>
          </table:table-cell>
          <table:table-cell office:value-type="string" calcext:value-type="string">
            <text:p>MIRRIAD ADVERTISING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3.64" calcext:value-type="float">
            <text:p>33.6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7-07-31" calcext:value-type="date">
            <text:p>31/07/07</text:p>
          </table:table-cell>
          <table:table-cell office:value-type="string" calcext:value-type="string">
            <text:p>MONEYSUPERMARKET.COM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522.8" calcext:value-type="float">
            <text:p>1522.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29" calcext:value-type="date">
            <text:p>29/05/14</text:p>
          </table:table-cell>
          <table:table-cell office:value-type="string" calcext:value-type="string">
            <text:p>NAHL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50.1" calcext:value-type="float">
            <text:p>50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5-03-31" calcext:value-type="date">
            <text:p>31/03/05</text:p>
          </table:table-cell>
          <table:table-cell office:value-type="string" calcext:value-type="string">
            <text:p>NEXT FIFTEEN COMMUNICATIONS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459.88" calcext:value-type="float">
            <text:p>459.8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3-08" calcext:value-type="date">
            <text:p>08/03/17</text:p>
          </table:table-cell>
          <table:table-cell office:value-type="string" calcext:value-type="string">
            <text:p>OCEAN OUTDOOR LIMITED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Yes</text:p>
          </table:table-cell>
          <table:table-cell office:value-type="float" office:value="397.05" calcext:value-type="float">
            <text:p>397.0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4-18" calcext:value-type="date">
            <text:p>18/04/13</text:p>
          </table:table-cell>
          <table:table-cell office:value-type="string" calcext:value-type="string">
            <text:p>ONE MEDIA IP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6.44" calcext:value-type="float">
            <text:p>6.4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8-02-09" calcext:value-type="date">
            <text:p>09/02/18</text:p>
          </table:table-cell>
          <table:table-cell office:value-type="string" calcext:value-type="string">
            <text:p>ONTHEMARKET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82.48" calcext:value-type="float">
            <text:p>82.48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69-08-13" calcext:value-type="date">
            <text:p>13/08/69</text:p>
          </table:table-cell>
          <table:table-cell office:value-type="string" calcext:value-type="string">
            <text:p>PEARSON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7165.42" calcext:value-type="float">
            <text:p>7165.4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7-08-21" calcext:value-type="date">
            <text:p>21/08/07</text:p>
          </table:table-cell>
          <table:table-cell office:value-type="string" calcext:value-type="string">
            <text:p>PORTA COMMUNICATION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8.61" calcext:value-type="float">
            <text:p>8.6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0-12-12" calcext:value-type="date">
            <text:p>12/12/00</text:p>
          </table:table-cell>
          <table:table-cell office:value-type="string" calcext:value-type="string">
            <text:p>PRIMORUS INVESTMENT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.78" calcext:value-type="float">
            <text:p>3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0-06-18" calcext:value-type="date">
            <text:p>18/06/90</text:p>
          </table:table-cell>
          <table:table-cell office:value-type="string" calcext:value-type="string">
            <text:p>QUARTO GROUP INCORPORATED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Yes</text:p>
          </table:table-cell>
          <table:table-cell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8-10-31" calcext:value-type="date">
            <text:p>31/10/08</text:p>
          </table:table-cell>
          <table:table-cell office:value-type="string" calcext:value-type="string">
            <text:p>REACH4ENTERTAINMENT ENTERPRISE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4.33" calcext:value-type="float">
            <text:p>14.33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53-12-02" calcext:value-type="date">
            <text:p>02/12/53</text:p>
          </table:table-cell>
          <table:table-cell office:value-type="string" calcext:value-type="string">
            <text:p>REACH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206.5" calcext:value-type="float">
            <text:p>206.5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48-04-21" calcext:value-type="date">
            <text:p>21/04/48</text:p>
          </table:table-cell>
          <table:table-cell office:value-type="string" calcext:value-type="string">
            <text:p>RELX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7873.21" calcext:value-type="float">
            <text:p>17873.2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6-03-15" calcext:value-type="date">
            <text:p>15/03/06</text:p>
          </table:table-cell>
          <table:table-cell office:value-type="string" calcext:value-type="string">
            <text:p>RIGHTMOVE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444.3" calcext:value-type="float">
            <text:p>444.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7-26" calcext:value-type="date">
            <text:p>26/07/16</text:p>
          </table:table-cell>
          <table:table-cell office:value-type="string" calcext:value-type="string">
            <text:p>SEC S.P.A.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Yes</text:p>
          </table:table-cell>
          <table:table-cell office:value-type="float" office:value="13.3" calcext:value-type="float">
            <text:p>13.3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4-12-15" calcext:value-type="date">
            <text:p>15/12/94</text:p>
          </table:table-cell>
          <table:table-cell office:value-type="string" calcext:value-type="string">
            <text:p>SKY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26490.7" calcext:value-type="float">
            <text:p>26490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4-12-31" calcext:value-type="date">
            <text:p>31/12/04</text:p>
          </table:table-cell>
          <table:table-cell office:value-type="string" calcext:value-type="string">
            <text:p>SPACEANDPEOPLE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5.66" calcext:value-type="float">
            <text:p>5.66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73-03-25" calcext:value-type="date">
            <text:p>25/03/73</text:p>
          </table:table-cell>
          <table:table-cell office:value-type="string" calcext:value-type="string">
            <text:p>STV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53.63" calcext:value-type="float">
            <text:p>153.6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6-12-05" calcext:value-type="date">
            <text:p>05/12/06</text:p>
          </table:table-cell>
          <table:table-cell office:value-type="string" calcext:value-type="string">
            <text:p>SYSTEM1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29.55" calcext:value-type="float">
            <text:p>29.5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5-28" calcext:value-type="date">
            <text:p>28/05/14</text:p>
          </table:table-cell>
          <table:table-cell office:value-type="string" calcext:value-type="string">
            <text:p>TAPTICA INTERNATIONAL LTD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Middle East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Yes</text:p>
          </table:table-cell>
          <table:table-cell office:value-type="float" office:value="223.51" calcext:value-type="float">
            <text:p>223.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8-11-26" calcext:value-type="date">
            <text:p>26/11/08</text:p>
          </table:table-cell>
          <table:table-cell office:value-type="string" calcext:value-type="string">
            <text:p>TARSUS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334.78" calcext:value-type="float">
            <text:p>334.7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6-04-13" calcext:value-type="date">
            <text:p>13/04/06</text:p>
          </table:table-cell>
          <table:table-cell office:value-type="string" calcext:value-type="string">
            <text:p>THE MISSION MARKETING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41.34" calcext:value-type="float">
            <text:p>41.3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06-14" calcext:value-type="date">
            <text:p>14/06/16</text:p>
          </table:table-cell>
          <table:table-cell office:value-type="string" calcext:value-type="string">
            <text:p>TIME OUT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109.7" calcext:value-type="float">
            <text:p>109.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12-08" calcext:value-type="date">
            <text:p>08/12/11</text:p>
          </table:table-cell>
          <table:table-cell office:value-type="string" calcext:value-type="string">
            <text:p>TLA WORLDWIDE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29.4" calcext:value-type="float">
            <text:p>29.4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6-02-13" calcext:value-type="date">
            <text:p>13/02/06</text:p>
          </table:table-cell>
          <table:table-cell office:value-type="string" calcext:value-type="string">
            <text:p>TRADER MEDIA EAST LD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7-28" calcext:value-type="date">
            <text:p>28/07/14</text:p>
          </table:table-cell>
          <table:table-cell office:value-type="string" calcext:value-type="string">
            <text:p>ULS TECHNOLOGY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82.33" calcext:value-type="float">
            <text:p>82.3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3-10-20" calcext:value-type="date">
            <text:p>20/10/03</text:p>
          </table:table-cell>
          <table:table-cell office:value-type="string" calcext:value-type="string">
            <text:p>VELA TECHNOLOGIES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3.56" calcext:value-type="float">
            <text:p>3.56</text:p>
          </table:table-cell>
          <table:table-cell table:number-columns-repeated="1015"/>
        </table:table-row>
        <table:table-row table:style-name="ro1">
          <table:table-cell table:style-name="ce2" office:value-type="date" office:date-value="1995-12-06" calcext:value-type="date">
            <text:p>06/12/95</text:p>
          </table:table-cell>
          <table:table-cell office:value-type="string" calcext:value-type="string">
            <text:p>WILMINGTON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60.1" calcext:value-type="float">
            <text:p>160.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1-11-24" calcext:value-type="date">
            <text:p>24/11/11</text:p>
          </table:table-cell>
          <table:table-cell office:value-type="string" calcext:value-type="string">
            <text:p>WORLDLINK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3.36" calcext:value-type="float">
            <text:p>3.3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8-11-19" calcext:value-type="date">
            <text:p>19/11/08</text:p>
          </table:table-cell>
          <table:table-cell office:value-type="string" calcext:value-type="string">
            <text:p>WP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IN MARKET </text:p>
          </table:table-cell>
          <table:table-cell office:value-type="string" calcext:value-type="string">
            <text:p>No</text:p>
          </table:table-cell>
          <table:table-cell office:value-type="float" office:value="16131.72" calcext:value-type="float">
            <text:p>16131.7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4-03-21" calcext:value-type="date">
            <text:p>21/03/14</text:p>
          </table:table-cell>
          <table:table-cell office:value-type="string" calcext:value-type="string">
            <text:p>XLMEDIA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238.53" calcext:value-type="float">
            <text:p>238.53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5-04-25" calcext:value-type="date">
            <text:p>25/04/05</text:p>
          </table:table-cell>
          <table:table-cell office:value-type="string" calcext:value-type="string">
            <text:p>YOUGOV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522.18" calcext:value-type="float">
            <text:p>522.1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01-07-30" calcext:value-type="date">
            <text:p>30/07/01</text:p>
          </table:table-cell>
          <table:table-cell office:value-type="string" calcext:value-type="string">
            <text:p>ZINC MEDIA GROUP PLC</text:p>
          </table:table-cell>
          <table:table-cell office:value-type="string" calcext:value-type="string">
            <text:p>Consumer Service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IM </text:p>
          </table:table-cell>
          <table:table-cell office:value-type="string" calcext:value-type="string">
            <text:p>No</text:p>
          </table:table-cell>
          <table:table-cell office:value-type="float" office:value="7.82" calcext:value-type="float">
            <text:p>7.82</text:p>
          </table:table-cell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7:00:06</meta:creation-date>
    <meta:initial-creator>SERVER</meta:initial-creator>
    <dc:language>en-GB</dc:language>
    <dc:date>2018-09-24T07:22:29</dc:date>
    <meta:editing-cycles>2</meta:editing-cycles>
    <meta:editing-duration>PT11M</meta:editing-duration>
    <meta:generator>LibreOffice/6.0.3.2$Linux_X86_64 LibreOffice_project/00m0$Build-2</meta:generator>
    <meta:document-statistic meta:table-count="1" meta:cell-count="6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